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90000001BFC83565218DA53AE.png" manifest:media-type="image/png"/>
  <manifest:file-entry manifest:full-path="Pictures/100002010000015D000000D84B35E841571D90E0.png" manifest:media-type="image/png"/>
  <manifest:file-entry manifest:full-path="Pictures/10000201000003130000029337442C6615153868.png" manifest:media-type="image/png"/>
  <manifest:file-entry manifest:full-path="Pictures/1000020100000143000000BC42E6B0F92F14B9FB.png" manifest:media-type="image/png"/>
  <manifest:file-entry manifest:full-path="Pictures/10000201000001240000006C25DC19F29D383B75.png" manifest:media-type="image/png"/>
  <manifest:file-entry manifest:full-path="Pictures/10000201000001400000008A5DA14104373FE511.png" manifest:media-type="image/png"/>
  <manifest:file-entry manifest:full-path="Pictures/100002010000012B000000449F6199665602C4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>
      <loext:graphic-properties draw:fill-color="#ed1c2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d1c24" draw:fill-color="#ed1c24" draw:textarea-horizontal-align="justify" draw:textarea-vertical-align="middle" draw:auto-grow-height="false" fo:min-height="0.0783in" fo:min-width="0.0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5.6043in" draw:z-index="0"><draw:image xlink:href="Pictures/10000201000003130000029337442C6615153868.png" xlink:type="simple" xlink:show="embed" xlink:actuate="onLoad" loext:mime-type="image/png"/></draw:frame><draw:frame draw:style-name="fr2" draw:name="Image2" text:anchor-type="paragraph" svg:x="-0.2417in" svg:y="5.6035in" svg:width="3.6354in" svg:height="2.25in" draw:z-index="2"><draw:image xlink:href="Pictures/100002010000015D000000D84B35E841571D90E0.png" xlink:type="simple" xlink:show="embed" xlink:actuate="onLoad" loext:mime-type="image/png"/></draw:frame><draw:frame draw:style-name="fr2" draw:name="Image3" text:anchor-type="paragraph" svg:x="3.3929in" svg:y="5.6035in" svg:width="3.3646in" svg:height="1.9583in" draw:z-index="3"><draw:image xlink:href="Pictures/1000020100000143000000BC42E6B0F92F14B9FB.png" xlink:type="simple" xlink:show="embed" xlink:actuate="onLoad" loext:mime-type="image/png"/></draw:frame><draw:frame draw:style-name="fr2" draw:name="Image4" text:anchor-type="paragraph" svg:x="-0.2417in" svg:y="7.8528in" svg:width="3.6354in" svg:height="1.4374in" draw:z-index="4"><draw:image xlink:href="Pictures/10000201000001400000008A5DA14104373FE511.png" xlink:type="simple" xlink:show="embed" xlink:actuate="onLoad" loext:mime-type="image/png"/></draw:frame><draw:frame draw:style-name="fr2" draw:name="Image5" text:anchor-type="paragraph" svg:x="3.3929in" svg:y="7.561in" svg:width="3.3508in" svg:height="1.1252in" draw:z-index="5"><draw:image xlink:href="Pictures/10000201000001240000006C25DC19F29D383B75.png" xlink:type="simple" xlink:show="embed" xlink:actuate="onLoad" loext:mime-type="image/png"/></draw:frame><draw:frame draw:style-name="fr2" draw:name="Image6" text:anchor-type="paragraph" svg:x="3.3929in" svg:y="8.6854in" svg:width="3.3445in" svg:height="0.7083in" draw:z-index="6"><draw:image xlink:href="Pictures/100002010000012B000000449F6199665602C49D.png" xlink:type="simple" xlink:show="embed" xlink:actuate="onLoad" loext:mime-type="image/png"/></draw:frame><draw:frame draw:style-name="fr2" draw:name="Image7" text:anchor-type="paragraph" svg:x="2.9626in" svg:y="3.5937in" svg:width="2.7602in" svg:height="0.2811in" draw:z-index="7"><draw:image xlink:href="Pictures/10000201000001090000001BFC83565218DA53AE.png" xlink:type="simple" xlink:show="embed" xlink:actuate="onLoad" loext:mime-type="image/png"/></draw:frame><draw:custom-shape text:anchor-type="paragraph" draw:z-index="1" draw:name="Shape1" draw:style-name="gr1" draw:text-style-name="P1" svg:width="0.1669in" svg:height="0.1567in" draw:transform="rotate (-0.785398163397448) translate (0.516666666666667in 3.04236111111111in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0:26:32.638486506</meta:creation-date>
    <dc:date>2019-10-28T20:32:27.245616852</dc:date>
    <meta:editing-duration>PT5M55S</meta:editing-duration>
    <meta:editing-cycles>1</meta:editing-cycles>
    <meta:document-statistic meta:table-count="0" meta:image-count="7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